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715" calcext:value-type="float">
            <text:p>715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6:10:13.563476147</meta:creation-date>
    <dc:date>2020-09-16T16:11:34.999861638</dc:date>
    <meta:editing-duration>PT1M22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